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900000229178169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56cm" svg:x="0.001cm" svg:y="-0.006cm">
          <draw:image xlink:href="Pictures/10000000000003A9000002291781691B.png" xlink:type="simple" xlink:show="embed" xlink:actuate="onLoad">
            <text:p/>
          </draw:image>
        </draw:frame>
        <draw:custom-shape draw:style-name="gr2" draw:text-style-name="P1" draw:layer="layout" svg:width="6.271cm" svg:height="8.084cm" svg:x="13.329cm" svg:y="3.4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6cm" fo:page-height="11.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6T18:17:58.351752323</dc:date>
    <meta:generator>LibreOffice/4.2.8.2$Linux_X86_64 LibreOffice_project/420m0$Build-2</meta:generator>
    <meta:editing-duration>P0D</meta:editing-duration>
    <meta:editing-cycles>1</meta:editing-cycles>
    <meta:document-statistic meta:object-count="2"/>
  </office:meta>
</office:document-meta>
</file>